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OpenSymbol" svg:font-family="OpenSymbol"/>
    <style:font-face style:name="Lohit Hindi" svg:font-family="'Lohit Hindi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ohit Hindi4" svg:font-family="'Lohit Hindi'" style:font-family-generic="modern" style:font-pitch="fixed"/>
    <style:font-face style:name="Lohit Hindi1" svg:font-family="'Lohit Hindi'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f79ad" officeooo:paragraph-rsid="001f79ad"/>
    </style:style>
    <style:style style:name="P2" style:family="paragraph" style:parent-style-name="Text_20_body">
      <style:paragraph-properties fo:text-align="start" style:justify-single-word="false"/>
      <style:text-properties officeooo:rsid="002e1ec5" officeooo:paragraph-rsid="002e1ec5"/>
    </style:style>
    <style:style style:name="P3" style:family="paragraph" style:parent-style-name="Text_20_body">
      <style:paragraph-properties fo:text-align="start" style:justify-single-word="false"/>
      <style:text-properties officeooo:rsid="002efd58" officeooo:paragraph-rsid="00470fa8"/>
    </style:style>
    <style:style style:name="P4" style:family="paragraph" style:parent-style-name="Text_20_body">
      <style:paragraph-properties fo:text-align="start" style:justify-single-word="false"/>
      <style:text-properties officeooo:rsid="001e6233" officeooo:paragraph-rsid="001e6233"/>
    </style:style>
    <style:style style:name="P5" style:family="paragraph" style:parent-style-name="Text_20_body">
      <style:paragraph-properties fo:text-align="start" style:justify-single-word="false"/>
      <style:text-properties officeooo:rsid="001f0de0" officeooo:paragraph-rsid="001f0de0"/>
    </style:style>
    <style:style style:name="P6" style:family="paragraph" style:parent-style-name="Text_20_body">
      <style:paragraph-properties fo:text-align="start" style:justify-single-word="false"/>
      <style:text-properties officeooo:rsid="0022b360" officeooo:paragraph-rsid="0022b360"/>
    </style:style>
    <style:style style:name="P7" style:family="paragraph" style:parent-style-name="Text_20_body">
      <style:text-properties officeooo:rsid="00249788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319856" officeooo:paragraph-rsid="00319856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1f79ad" officeooo:paragraph-rsid="002efd58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1f79ad" officeooo:paragraph-rsid="001f79ad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1f79ad" officeooo:paragraph-rsid="002703a8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1f79ad" officeooo:paragraph-rsid="0042a4f2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1f79ad" officeooo:paragraph-rsid="0042bcf0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f79ad" officeooo:paragraph-rsid="0042ddf3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f79ad" officeooo:paragraph-rsid="00285aae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f79ad" officeooo:paragraph-rsid="002f91ff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f79ad" officeooo:paragraph-rsid="003bfa07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f79ad" officeooo:paragraph-rsid="0037de12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1f79ad" officeooo:paragraph-rsid="003dad70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1f79ad" officeooo:paragraph-rsid="003d5a2c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rsid="001f79ad" officeooo:paragraph-rsid="00333608"/>
    </style:style>
    <style:style style:name="P22" style:family="paragraph" style:parent-style-name="Text_20_body" style:list-style-name="L3">
      <style:paragraph-properties fo:text-align="start" style:justify-single-word="false"/>
      <style:text-properties officeooo:rsid="001f79ad" officeooo:paragraph-rsid="00395472"/>
    </style:style>
    <style:style style:name="P23" style:family="paragraph" style:parent-style-name="Text_20_body" style:list-style-name="L3">
      <style:paragraph-properties fo:text-align="start" style:justify-single-word="false"/>
      <style:text-properties officeooo:rsid="001f79ad" officeooo:paragraph-rsid="00351bc5"/>
    </style:style>
    <style:style style:name="P24" style:family="paragraph" style:parent-style-name="Text_20_body" style:list-style-name="L4">
      <style:paragraph-properties fo:text-align="start" style:justify-single-word="false"/>
      <style:text-properties officeooo:rsid="001f79ad" officeooo:paragraph-rsid="001f79ad"/>
    </style:style>
    <style:style style:name="P25" style:family="paragraph" style:parent-style-name="Text_20_body" style:list-style-name="L5">
      <style:paragraph-properties fo:text-align="start" style:justify-single-word="false"/>
      <style:text-properties officeooo:rsid="001f79ad" officeooo:paragraph-rsid="001f79ad"/>
    </style:style>
    <style:style style:name="P26" style:family="paragraph" style:parent-style-name="Text_20_body" style:list-style-name="L7">
      <style:paragraph-properties fo:text-align="start" style:justify-single-word="false"/>
      <style:text-properties officeooo:rsid="001f79ad" officeooo:paragraph-rsid="001f79ad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paragraph-rsid="002efd58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paragraph-rsid="0042bcf0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paragraph-rsid="0028c71a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paragraph-rsid="002b7089"/>
    </style:style>
    <style:style style:name="P31" style:family="paragraph" style:parent-style-name="Text_20_body" style:list-style-name="L2">
      <style:paragraph-properties fo:text-align="start" style:justify-single-word="false"/>
      <style:text-properties fo:font-weight="normal" officeooo:rsid="001f79ad" officeooo:paragraph-rsid="0036f0a8" style:font-weight-asian="normal" style:font-weight-complex="normal"/>
    </style:style>
    <style:style style:name="P32" style:family="paragraph" style:parent-style-name="Text_20_body" style:list-style-name="L2">
      <style:paragraph-properties fo:text-align="start" style:justify-single-word="false"/>
      <style:text-properties fo:font-weight="normal" officeooo:rsid="001f79ad" officeooo:paragraph-rsid="00395472" style:font-weight-asian="normal" style:font-weight-complex="normal"/>
    </style:style>
    <style:style style:name="P33" style:family="paragraph" style:parent-style-name="Text_20_body" style:list-style-name="L2">
      <style:paragraph-properties fo:text-align="start" style:justify-single-word="false"/>
      <style:text-properties fo:font-weight="normal" officeooo:rsid="001f79ad" officeooo:paragraph-rsid="003bd263" style:font-weight-asian="normal" style:font-weight-complex="normal"/>
    </style:style>
    <style:style style:name="P34" style:family="paragraph" style:parent-style-name="Text_20_body" style:list-style-name="L2">
      <style:paragraph-properties fo:text-align="start" style:justify-single-word="false"/>
      <style:text-properties fo:font-weight="normal" officeooo:rsid="003a7dc8" officeooo:paragraph-rsid="003a7dc8" style:font-weight-asian="normal" style:font-weight-complex="normal"/>
    </style:style>
    <style:style style:name="P35" style:family="paragraph" style:parent-style-name="Text_20_body" style:list-style-name="L2">
      <style:paragraph-properties fo:text-align="start" style:justify-single-word="false"/>
      <style:text-properties fo:font-weight="normal" officeooo:rsid="003a0442" officeooo:paragraph-rsid="003a0442" style:font-weight-asian="normal" style:font-weight-complex="normal"/>
    </style:style>
    <style:style style:name="P36" style:family="paragraph" style:parent-style-name="Text_20_body" style:list-style-name="L2">
      <style:paragraph-properties fo:text-align="start" style:justify-single-word="false"/>
      <style:text-properties fo:font-weight="normal" officeooo:rsid="003d5a2c" officeooo:paragraph-rsid="003d5a2c" style:font-weight-asian="normal" style:font-weight-complex="normal"/>
    </style:style>
    <style:style style:name="P37" style:family="paragraph" style:parent-style-name="Text_20_body" style:list-style-name="L2">
      <style:paragraph-properties fo:text-align="start" style:justify-single-word="false"/>
      <style:text-properties fo:font-weight="normal" officeooo:rsid="0037de12" officeooo:paragraph-rsid="0037de12" style:font-weight-asian="normal" style:font-weight-complex="normal"/>
    </style:style>
    <style:style style:name="P38" style:family="paragraph" style:parent-style-name="Text_20_body" style:list-style-name="L1">
      <style:paragraph-properties fo:text-align="start" style:justify-single-word="false"/>
      <style:text-properties fo:font-weight="normal" officeooo:rsid="0042a4f2" officeooo:paragraph-rsid="0042a4f2" style:font-weight-asian="normal" style:font-weight-complex="normal"/>
    </style:style>
    <style:style style:name="P39" style:family="paragraph" style:parent-style-name="Text_20_body" style:list-style-name="L1">
      <style:paragraph-properties fo:text-align="start" style:justify-single-word="false"/>
      <style:text-properties fo:font-weight="normal" officeooo:rsid="0042bcf0" officeooo:paragraph-rsid="0042bcf0" style:font-weight-asian="normal" style:font-weight-complex="normal"/>
    </style:style>
    <style:style style:name="P40" style:family="paragraph" style:parent-style-name="Text_20_body" style:list-style-name="L1">
      <style:paragraph-properties fo:text-align="start" style:justify-single-word="false"/>
      <style:text-properties fo:font-weight="normal" officeooo:rsid="0042ddf3" officeooo:paragraph-rsid="0042ddf3" style:font-weight-asian="normal" style:font-weight-complex="normal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rsid="002f91ff" officeooo:paragraph-rsid="00351bc5"/>
    </style:style>
    <style:style style:name="P42" style:family="paragraph" style:parent-style-name="Text_20_body" style:list-style-name="L2">
      <style:paragraph-properties fo:text-align="start" style:justify-single-word="false"/>
      <style:text-properties officeooo:rsid="002f91ff" officeooo:paragraph-rsid="002f91ff"/>
    </style:style>
    <style:style style:name="P43" style:family="paragraph" style:parent-style-name="Text_20_body" style:list-style-name="L2">
      <style:paragraph-properties fo:text-align="start" style:justify-single-word="false"/>
      <style:text-properties officeooo:rsid="003bfa07" officeooo:paragraph-rsid="003bfa07"/>
    </style:style>
    <style:style style:name="P44" style:family="paragraph" style:parent-style-name="Text_20_body" style:list-style-name="L2">
      <style:paragraph-properties fo:text-align="start" style:justify-single-word="false"/>
      <style:text-properties officeooo:rsid="003cfdde" officeooo:paragraph-rsid="003cfdde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rsid="0037de12" officeooo:paragraph-rsid="0037de12"/>
    </style:style>
    <style:style style:name="P46" style:family="paragraph" style:parent-style-name="Text_20_body" style:list-style-name="L2">
      <style:paragraph-properties fo:text-align="start" style:justify-single-word="false"/>
      <style:text-properties officeooo:rsid="00395472" officeooo:paragraph-rsid="003d5a2c"/>
    </style:style>
    <style:style style:name="P47" style:family="paragraph" style:parent-style-name="Text_20_body" style:list-style-name="L6">
      <style:paragraph-properties fo:text-align="start" style:justify-single-word="false"/>
      <style:text-properties officeooo:rsid="00395472" officeooo:paragraph-rsid="00395472"/>
    </style:style>
    <style:style style:name="P48" style:family="paragraph" style:parent-style-name="Text_20_body" style:list-style-name="L2">
      <style:paragraph-properties fo:text-align="start" style:justify-single-word="false"/>
      <style:text-properties officeooo:rsid="003d5a2c" officeooo:paragraph-rsid="003d5a2c"/>
    </style:style>
    <style:style style:name="P49" style:family="paragraph" style:parent-style-name="Text_20_body" style:list-style-name="L2">
      <style:paragraph-properties fo:text-align="start" style:justify-single-word="false"/>
      <style:text-properties officeooo:rsid="003dad70" officeooo:paragraph-rsid="003dad70"/>
    </style:style>
    <style:style style:name="P50" style:family="paragraph" style:parent-style-name="Text_20_body" style:list-style-name="L2">
      <style:paragraph-properties fo:text-align="start" style:justify-single-word="false"/>
      <style:text-properties fo:font-weight="bold" officeooo:rsid="001f79ad" officeooo:paragraph-rsid="003dad70" style:font-weight-asian="bold" style:font-weight-complex="bold"/>
    </style:style>
    <style:style style:name="P51" style:family="paragraph" style:parent-style-name="Text_20_body" style:list-style-name="L1">
      <style:paragraph-properties fo:text-align="start" style:justify-single-word="false"/>
      <style:text-properties fo:font-weight="bold" officeooo:rsid="001f79ad" officeooo:paragraph-rsid="0042bcf0" style:font-weight-asian="bold" style:font-weight-complex="bold"/>
    </style:style>
    <style:style style:name="P52" style:family="paragraph" style:parent-style-name="Text_20_body" style:list-style-name="L2">
      <style:paragraph-properties fo:text-align="start" style:justify-single-word="false"/>
      <style:text-properties officeooo:rsid="003f55a8" officeooo:paragraph-rsid="003f55a8"/>
    </style:style>
    <style:style style:name="P53" style:family="paragraph" style:parent-style-name="Text_20_body" style:list-style-name="L1">
      <style:paragraph-properties fo:text-align="start" style:justify-single-word="false"/>
      <style:text-properties officeooo:rsid="002703a8" officeooo:paragraph-rsid="002703a8"/>
    </style:style>
    <style:style style:name="P54" style:family="paragraph" style:parent-style-name="Text_20_body" style:list-style-name="L1">
      <style:paragraph-properties fo:text-align="start" style:justify-single-word="false"/>
      <style:text-properties fo:font-style="normal" style:text-underline-style="none" officeooo:rsid="001f79ad" officeooo:paragraph-rsid="0041473e" style:font-style-asian="normal" style:font-style-complex="normal"/>
    </style:style>
    <style:style style:name="P55" style:family="paragraph" style:parent-style-name="Text_20_body" style:list-style-name="L1">
      <style:paragraph-properties fo:text-align="start" style:justify-single-word="false"/>
      <style:text-properties fo:font-style="normal" style:text-underline-style="none" officeooo:rsid="0041473e" officeooo:paragraph-rsid="0041473e" style:font-style-asian="normal" style:font-style-complex="normal"/>
    </style:style>
    <style:style style:name="P56" style:family="paragraph" style:parent-style-name="Text_20_body" style:list-style-name="L1">
      <style:paragraph-properties fo:text-align="start" style:justify-single-word="false"/>
      <style:text-properties fo:font-style="normal" officeooo:rsid="00285aae" officeooo:paragraph-rsid="00285aae" style:font-style-asian="normal" style:font-style-complex="normal"/>
    </style:style>
    <style:style style:name="P57" style:family="paragraph" style:parent-style-name="Text_20_body" style:list-style-name="L1">
      <style:paragraph-properties fo:text-align="start" style:justify-single-word="false"/>
      <style:text-properties fo:font-style="normal" officeooo:rsid="0041473e" officeooo:paragraph-rsid="0041473e" style:font-style-asian="normal" style:font-style-complex="normal"/>
    </style:style>
    <style:style style:name="P58" style:family="paragraph" style:parent-style-name="Text_20_body" style:list-style-name="L1">
      <style:paragraph-properties fo:text-align="start" style:justify-single-word="false"/>
      <style:text-properties officeooo:rsid="0041473e" officeooo:paragraph-rsid="0041473e"/>
    </style:style>
    <style:style style:name="P59" style:family="paragraph" style:parent-style-name="Text_20_body" style:list-style-name="L1">
      <style:paragraph-properties fo:text-align="start" style:justify-single-word="false"/>
      <style:text-properties officeooo:rsid="0042a4f2" officeooo:paragraph-rsid="0042a4f2"/>
    </style:style>
    <style:style style:name="P60" style:family="paragraph" style:parent-style-name="Text_20_body" style:list-style-name="L1">
      <style:paragraph-properties fo:text-align="start" style:justify-single-word="false"/>
      <style:text-properties officeooo:rsid="0042bcf0" officeooo:paragraph-rsid="0042bcf0"/>
    </style:style>
    <style:style style:name="P61" style:family="paragraph" style:parent-style-name="Text_20_body" style:list-style-name="L1">
      <style:paragraph-properties fo:text-align="start" style:justify-single-word="false"/>
      <style:text-properties officeooo:rsid="0042ddf3" officeooo:paragraph-rsid="0042ddf3"/>
    </style:style>
    <style:style style:name="P62" style:family="paragraph" style:parent-style-name="Text_20_body" style:list-style-name="L1">
      <style:paragraph-properties fo:text-align="start" style:justify-single-word="false"/>
      <style:text-properties officeooo:rsid="0028c71a" officeooo:paragraph-rsid="0028c71a"/>
    </style:style>
    <style:style style:name="P63" style:family="paragraph" style:parent-style-name="Text_20_body" style:list-style-name="L1">
      <style:paragraph-properties fo:text-align="start" style:justify-single-word="false"/>
      <style:text-properties officeooo:rsid="00299f6b" officeooo:paragraph-rsid="00299f6b"/>
    </style:style>
    <style:style style:name="P64" style:family="paragraph" style:parent-style-name="Text_20_body" style:list-style-name="L1">
      <style:paragraph-properties fo:text-align="start" style:justify-single-word="false"/>
      <style:text-properties officeooo:rsid="002b7089" officeooo:paragraph-rsid="002e1ec5"/>
    </style:style>
    <style:style style:name="P65" style:family="paragraph" style:parent-style-name="Text_20_body" style:list-style-name="L1">
      <style:paragraph-properties fo:text-align="start" style:justify-single-word="false"/>
      <style:text-properties officeooo:rsid="002b7089" officeooo:paragraph-rsid="002b7089"/>
    </style:style>
    <style:style style:name="P66" style:family="paragraph" style:parent-style-name="Text_20_body" style:list-style-name="L1">
      <style:paragraph-properties fo:text-align="start" style:justify-single-word="false"/>
      <style:text-properties officeooo:rsid="002ba651" officeooo:paragraph-rsid="002ba651"/>
    </style:style>
    <style:style style:name="P67" style:family="paragraph" style:parent-style-name="Text_20_body" style:list-style-name="L8">
      <style:paragraph-properties fo:text-align="start" style:justify-single-word="false"/>
      <style:text-properties officeooo:rsid="001f0de0" officeooo:paragraph-rsid="002e1ec5"/>
    </style:style>
    <style:style style:name="P68" style:family="paragraph" style:parent-style-name="Text_20_body" style:list-style-name="L9">
      <style:text-properties officeooo:rsid="00249788"/>
    </style:style>
    <style:style style:name="P69" style:family="paragraph" style:parent-style-name="Heading_20_1" style:master-page-name="Standard">
      <style:paragraph-properties fo:text-align="center" style:justify-single-word="false" style:page-number="auto"/>
      <style:text-properties officeooo:rsid="001e6233" officeooo:paragraph-rsid="001e6233"/>
    </style:style>
    <style:style style:name="P70" style:family="paragraph" style:parent-style-name="Heading_20_3">
      <style:text-properties fo:font-size="14pt" fo:font-style="normal" style:font-size-asian="14pt" style:font-style-asian="normal" style:font-size-complex="14pt" style:font-style-complex="normal"/>
    </style:style>
    <style:style style:name="P71" style:family="paragraph" style:parent-style-name="Heading_20_3">
      <style:text-properties fo:font-size="14pt" style:font-size-asian="14pt" style:font-size-complex="14pt"/>
    </style:style>
    <style:style style:name="P72" style:family="paragraph" style:parent-style-name="Heading_20_2">
      <style:paragraph-properties fo:text-align="center" style:justify-single-word="false"/>
    </style:style>
    <style:style style:name="P73" style:family="paragraph" style:parent-style-name="Preformatted_20_Text" style:list-style-name="L2"/>
    <style:style style:name="P74" style:family="paragraph" style:parent-style-name="Heading_20_4">
      <style:text-properties officeooo:rsid="00319856"/>
    </style:style>
    <style:style style:name="P75" style:family="paragraph" style:parent-style-name="Heading_20_4">
      <style:text-properties fo:font-size="11pt" officeooo:rsid="002703a8" style:font-size-asian="11pt" style:font-size-complex="11pt"/>
    </style:style>
    <style:style style:name="T1" style:family="text">
      <style:text-properties officeooo:rsid="001e6233"/>
    </style:style>
    <style:style style:name="T2" style:family="text">
      <style:text-properties officeooo:rsid="001f0de0"/>
    </style:style>
    <style:style style:name="T3" style:family="text">
      <style:text-properties officeooo:rsid="001f79ad"/>
    </style:style>
    <style:style style:name="T4" style:family="text">
      <style:text-properties officeooo:rsid="0020f151"/>
    </style:style>
    <style:style style:name="T5" style:family="text">
      <style:text-properties officeooo:rsid="0021db06"/>
    </style:style>
    <style:style style:name="T6" style:family="text">
      <style:text-properties officeooo:rsid="0022b360"/>
    </style:style>
    <style:style style:name="T7" style:family="text">
      <style:text-properties officeooo:rsid="00249788"/>
    </style:style>
    <style:style style:name="T8" style:family="text">
      <style:text-properties officeooo:rsid="002703a8"/>
    </style:style>
    <style:style style:name="T9" style:family="text">
      <style:text-properties fo:font-style="italic" officeooo:rsid="002703a8" style:font-style-asian="italic" style:font-style-complex="italic"/>
    </style:style>
    <style:style style:name="T10" style:family="text">
      <style:text-properties fo:font-style="italic" officeooo:rsid="00285aae" style:font-style-asian="italic" style:font-style-complex="italic"/>
    </style:style>
    <style:style style:name="T11" style:family="text">
      <style:text-properties fo:font-style="italic" officeooo:rsid="002ba651" style:font-style-asian="italic" style:font-style-complex="italic"/>
    </style:style>
    <style:style style:name="T12" style:family="text">
      <style:text-properties fo:font-style="normal" officeooo:rsid="002703a8" style:font-style-asian="normal" style:font-style-complex="normal"/>
    </style:style>
    <style:style style:name="T13" style:family="text">
      <style:text-properties fo:font-style="normal" officeooo:rsid="00285aae" style:font-style-asian="normal" style:font-style-complex="normal"/>
    </style:style>
    <style:style style:name="T14" style:family="text">
      <style:text-properties fo:font-style="normal" officeooo:rsid="0041473e" style:font-style-asian="normal" style:font-style-complex="normal"/>
    </style:style>
    <style:style style:name="T15" style:family="text">
      <style:text-properties officeooo:rsid="00285aae"/>
    </style:style>
    <style:style style:name="T16" style:family="text">
      <style:text-properties officeooo:rsid="0028c71a"/>
    </style:style>
    <style:style style:name="T17" style:family="text">
      <style:text-properties officeooo:rsid="002b7089"/>
    </style:style>
    <style:style style:name="T18" style:family="text">
      <style:text-properties officeooo:rsid="002ba651"/>
    </style:style>
    <style:style style:name="T19" style:family="text">
      <style:text-properties officeooo:rsid="002efd58"/>
    </style:style>
    <style:style style:name="T20" style:family="text">
      <style:text-properties officeooo:rsid="002f91ff"/>
    </style:style>
    <style:style style:name="T21" style:family="text">
      <style:text-properties officeooo:rsid="0031fcf4"/>
    </style:style>
    <style:style style:name="T22" style:family="text">
      <style:text-properties officeooo:rsid="00333608"/>
    </style:style>
    <style:style style:name="T23" style:family="text">
      <style:text-properties fo:font-weight="bold" officeooo:rsid="00333608" style:font-weight-asian="bold" style:font-weight-complex="bold"/>
    </style:style>
    <style:style style:name="T24" style:family="text">
      <style:text-properties fo:font-weight="bold" officeooo:rsid="00351bc5" style:font-weight-asian="bold" style:font-weight-complex="bold"/>
    </style:style>
    <style:style style:name="T25" style:family="text">
      <style:text-properties fo:font-weight="bold" officeooo:rsid="0036f0a8" style:font-weight-asian="bold" style:font-weight-complex="bold"/>
    </style:style>
    <style:style style:name="T26" style:family="text">
      <style:text-properties fo:font-weight="bold" officeooo:rsid="003f55a8" style:font-weight-asian="bold" style:font-weight-complex="bold"/>
    </style:style>
    <style:style style:name="T27" style:family="text">
      <style:text-properties fo:font-weight="bold" officeooo:rsid="002f91ff" style:font-weight-asian="bold" style:font-weight-complex="bold"/>
    </style:style>
    <style:style style:name="T28" style:family="text">
      <style:text-properties fo:font-weight="bold" officeooo:rsid="0042a4f2" style:font-weight-asian="bold" style:font-weight-complex="bold"/>
    </style:style>
    <style:style style:name="T29" style:family="text">
      <style:text-properties fo:font-weight="bold" officeooo:rsid="0042bcf0" style:font-weight-asian="bold" style:font-weight-complex="bold"/>
    </style:style>
    <style:style style:name="T30" style:family="text">
      <style:text-properties fo:font-weight="bold" officeooo:rsid="0048c348" style:font-weight-asian="bold" style:font-weight-complex="bold"/>
    </style:style>
    <style:style style:name="T31" style:family="text">
      <style:text-properties fo:font-weight="normal" officeooo:rsid="00333608" style:font-weight-asian="normal" style:font-weight-complex="normal"/>
    </style:style>
    <style:style style:name="T32" style:family="text">
      <style:text-properties fo:font-weight="normal" officeooo:rsid="00351bc5" style:font-weight-asian="normal" style:font-weight-complex="normal"/>
    </style:style>
    <style:style style:name="T33" style:family="text">
      <style:text-properties fo:font-weight="normal" officeooo:rsid="003dad70" style:font-weight-asian="normal" style:font-weight-complex="normal"/>
    </style:style>
    <style:style style:name="T34" style:family="text">
      <style:text-properties fo:font-weight="normal" officeooo:rsid="003f55a8" style:font-weight-asian="normal" style:font-weight-complex="normal"/>
    </style:style>
    <style:style style:name="T35" style:family="text">
      <style:text-properties fo:font-weight="normal" officeooo:rsid="0042bcf0" style:font-weight-asian="normal" style:font-weight-complex="normal"/>
    </style:style>
    <style:style style:name="T36" style:family="text">
      <style:text-properties fo:font-weight="normal" officeooo:rsid="0042ddf3" style:font-weight-asian="normal" style:font-weight-complex="normal"/>
    </style:style>
    <style:style style:name="T37" style:family="text">
      <style:text-properties officeooo:rsid="00351bc5"/>
    </style:style>
    <style:style style:name="T38" style:family="text">
      <style:text-properties officeooo:rsid="0036f0a8"/>
    </style:style>
    <style:style style:name="T39" style:family="text">
      <style:text-properties officeooo:rsid="0037de12"/>
    </style:style>
    <style:style style:name="T40" style:family="text">
      <style:text-properties officeooo:rsid="00395472"/>
    </style:style>
    <style:style style:name="T41" style:family="text">
      <style:text-properties officeooo:rsid="003a0442"/>
    </style:style>
    <style:style style:name="T42" style:family="text">
      <style:text-properties style:font-name="Arial" officeooo:rsid="003a0442"/>
    </style:style>
    <style:style style:name="T43" style:family="text">
      <style:text-properties officeooo:rsid="003a7dc8"/>
    </style:style>
    <style:style style:name="T44" style:family="text">
      <style:text-properties officeooo:rsid="003bd263"/>
    </style:style>
    <style:style style:name="T45" style:family="text">
      <style:text-properties officeooo:rsid="003bfa07"/>
    </style:style>
    <style:style style:name="T46" style:family="text">
      <style:text-properties officeooo:rsid="003d5a2c"/>
    </style:style>
    <style:style style:name="T47" style:family="text">
      <style:text-properties officeooo:rsid="003dad70"/>
    </style:style>
    <style:style style:name="T48" style:family="text">
      <style:text-properties officeooo:rsid="003f55a8"/>
    </style:style>
    <style:style style:name="T49" style:family="text">
      <style:text-properties officeooo:rsid="0041473e"/>
    </style:style>
    <style:style style:name="T50" style:family="text">
      <style:text-properties officeooo:rsid="0042a4f2"/>
    </style:style>
    <style:style style:name="T51" style:family="text">
      <style:text-properties officeooo:rsid="0042bcf0"/>
    </style:style>
    <style:style style:name="T52" style:family="text">
      <style:text-properties officeooo:rsid="0042ddf3"/>
    </style:style>
    <style:style style:name="T53" style:family="text">
      <style:text-properties fo:font-size="11pt" style:font-size-asian="11pt" style:font-size-complex="11pt"/>
    </style:style>
    <style:style style:name="T54" style:family="text">
      <style:text-properties fo:font-size="11pt" officeooo:rsid="001f79ad" style:font-size-asian="11pt" style:font-size-complex="11pt"/>
    </style:style>
    <style:style style:name="T55" style:family="text">
      <style:text-properties fo:font-size="11pt" officeooo:rsid="002f91ff" style:font-size-asian="11pt" style:font-size-complex="11pt"/>
    </style:style>
    <style:style style:name="T56" style:family="text">
      <style:text-properties fo:font-size="11pt" officeooo:rsid="00285aae" style:font-size-asian="11pt" style:font-size-complex="11pt"/>
    </style:style>
    <style:style style:name="T57" style:family="text">
      <style:text-properties fo:font-size="11pt" officeooo:rsid="00249788" style:font-size-asian="11pt" style:font-size-complex="11pt"/>
    </style:style>
    <style:style style:name="T58" style:family="text">
      <style:text-properties fo:font-size="11pt" officeooo:rsid="0020f151" style:font-size-asian="11pt" style:font-size-complex="11pt"/>
    </style:style>
    <style:style style:name="T59" style:family="text">
      <style:text-properties fo:font-size="11pt" officeooo:rsid="0021db06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1">PHP Basic Concepts</text:h>
      <text:h text:style-name="P72" text:outline-level="2">Programming BASICs</text:h>
      <text:p text:style-name="Text_20_body"/>
      <text:h text:style-name="Heading_20_3" text:outline-level="3">Topics</text:h>
      <text:list xml:id="list4058804552443760085" text:style-name="L1">
        <text:list-item>
          <text:p text:style-name="P8">Parsing – Reading and Interpreting of a program.</text:p>
        </text:list-item>
        <text:list-item>
          <text:p text:style-name="P9"><text:span text:style-name="T19">Basic Syntax – Principles of constructing stat</text:span><text:span text:style-name="T20">e</text:span><text:span text:style-name="T19">ments.</text:span></text:p>
        </text:list-item>
        <text:list-item>
          <text:p text:style-name="P10">Types –<text:span text:style-name="T8"> Value distinction.</text:span></text:p>
        </text:list-item>
        <text:list-item>
          <text:p text:style-name="P9"><text:span text:style-name="T1">Variable –</text:span><text:span text:style-name="T15"> A </text:span>place to store values <text:span text:style-name="T7">(read-write).</text:span></text:p>
        </text:list-item>
        <text:list-item>
          <text:p text:style-name="P9"><text:span text:style-name="T2">Constants –</text:span><text:span text:style-name="T15"> A </text:span>place to store a value <text:span text:style-name="T7">(read-only).</text:span></text:p>
        </text:list-item>
        <text:list-item>
          <text:p text:style-name="P9">Expressions –<text:span text:style-name="T15"> A </text:span>place to get a value.</text:p>
        </text:list-item>
        <text:list-item>
          <text:p text:style-name="P9">Operators –<text:span text:style-name="T15"> A </text:span>value from one or more other values.</text:p>
        </text:list-item>
        <text:list-item>
          <text:p text:style-name="P27"><text:span text:style-name="T2">Control Structures –</text:span><text:span text:style-name="T15"> </text:span><text:span text:style-name="T20">Manipulate</text:span><text:span text:style-name="T4"> programs direction of flow.</text:span></text:p>
        </text:list-item>
        <text:list-item>
          <text:p text:style-name="P27"><text:span text:style-name="T3">Functions –</text:span><text:span text:style-name="T15"> A </text:span><text:span text:style-name="T7">callable </text:span><text:span text:style-name="T5">routine </text:span><text:span text:style-name="T7">that can take values and return values.</text:span></text:p>
        </text:list-item>
        <text:list-item>
          <text:p text:style-name="P9"><text:span text:style-name="T6">Language</text:span> Specific<text:span text:style-name="T6"> (</text:span>PHP<text:span text:style-name="T6">) –</text:span><text:span text:style-name="T15"> W</text:span><text:span text:style-name="T7">hat make PHP, PHP.</text:span></text:p>
        </text:list-item>
      </text:list>
      <text:p text:style-name="P3"/>
      <text:h text:style-name="P70" text:outline-level="3">Parsing</text:h>
      <text:h text:style-name="P74" text:outline-level="4">Reading and Interpreting of a program.</text:h>
      <text:list xml:id="list4445485730855537684" text:style-name="L9">
        <text:list-item>
          <text:p text:style-name="P68"/>
        </text:list-item>
      </text:list>
      <text:p text:style-name="P7"/>
      <text:h text:style-name="P71" text:outline-level="3">Basic Syntax</text:h>
      <text:h text:style-name="Heading_20_4" text:outline-level="4"><text:span text:style-name="T53">Principles of constructing stat</text:span><text:span text:style-name="T55">e</text:span><text:span text:style-name="T53">ments.</text:span></text:h>
      <text:list xml:id="list2144914089695411110" text:style-name="L2">
        <text:list-item>
          <text:p text:style-name="P16"><text:span text:style-name="T20">PHP Tags – </text:span><text:span text:style-name="T21">Opening and Closing </text:span><text:span text:style-name="T22">tags.</text:span></text:p>
        </text:list-item>
      </text:list>
      <text:list xml:id="list7044668687506553187" text:style-name="L3">
        <text:list-item>
          <text:list>
            <text:list-item>
              <text:p text:style-name="P21"><text:span text:style-name="T23">&lt;?php</text:span><text:span text:style-name="T22"> and </text:span><text:span text:style-name="T23">?&gt;</text:span></text:p>
            </text:list-item>
            <text:list-item>
              <text:p text:style-name="P22"><text:span text:style-name="T23">&lt;script language=”php”&gt;</text:span><text:span text:style-name="T31"> and </text:span><text:span text:style-name="T23">&lt;/script&gt;</text:span></text:p>
            </text:list-item>
            <text:list-item>
              <text:p text:style-name="P22"><text:span text:style-name="T23">&lt;?</text:span><text:span text:style-name="T31"> and </text:span><text:span text:style-name="T23">?&gt;</text:span></text:p>
            </text:list-item>
            <text:list-item>
              <text:p text:style-name="P21"><text:span text:style-name="T23">&lt;?=</text:span><text:span text:style-name="T31"> and </text:span><text:span text:style-name="T23">?&gt;</text:span></text:p>
            </text:list-item>
            <text:list-item>
              <text:p text:style-name="P23"><text:span text:style-name="T24">&lt;%</text:span><text:span text:style-name="T32"> and </text:span><text:span text:style-name="T24">%&gt;</text:span></text:p>
            </text:list-item>
            <text:list-item>
              <text:p text:style-name="P23"><text:span text:style-name="T24">&lt;%=</text:span><text:span text:style-name="T32"> and </text:span><text:span text:style-name="T24">%&gt;</text:span></text:p>
            </text:list-item>
          </text:list>
        </text:list-item>
      </text:list>
      <text:list xml:id="list2083581236" text:continue-list="list2144914089695411110" text:style-name="L2">
        <text:list-item>
          <text:list>
            <text:list-item>
              <text:p text:style-name="P31"><text:span text:style-name="T25">Opening</text:span><text:span text:style-name="T38"> tag tells the interpreter to turn on</text:span></text:p>
            </text:list-item>
            <text:list-item>
              <text:p text:style-name="P31"><text:soft-page-break/><text:span text:style-name="T25">Closing</text:span><text:span text:style-name="T38"> tag tells the interpreter to turn off</text:span></text:p>
            </text:list-item>
            <text:list-item>
              <text:p text:style-name="P32"><text:span text:style-name="T40">Tag </text:span><text:span text:style-name="T41">Sets</text:span><text:span text:style-name="T40"> 1 and 2 are always available.</text:span></text:p>
              <text:list>
                <text:list-item>
                  <text:p text:style-name="P34">Other tag sets should be avoided when developing for redistribution.</text:p>
                </text:list-item>
                <text:list-item>
                  <text:p text:style-name="P35">Set 1 is most common and recommended.</text:p>
                </text:list-item>
              </text:list>
            </text:list-item>
            <text:list-item>
              <text:p text:style-name="P35">Tag Sets 3 and 4 are Short style – Requires a configuration change.</text:p>
              <text:list>
                <text:list-item>
                  <text:p text:style-name="P35">Configuration file (php.ini) – short_open_tag</text:p>
                </text:list-item>
                <text:list-item>
                  <text:p text:style-name="P73"><text:span text:style-name="T42">Compiled with</text:span><text:span text:style-name="T41"> </text:span><text:span text:style-name="T43">--</text:span><text:span text:style-name="T41">enable-short-tags</text:span></text:p>
                </text:list-item>
                <text:list-item>
                  <text:p text:style-name="P33"><text:span text:style-name="T44">Since ver 5.4 parser recognizes short tags regardless </text:span><text:span text:style-name="T45">of</text:span><text:span text:style-name="T44"> configuration.</text:span></text:p>
                </text:list-item>
              </text:list>
            </text:list-item>
            <text:list-item>
              <text:p text:style-name="P35">Tag Sets 5 and 6 are ASP style – Requires a configuration change.</text:p>
              <text:list>
                <text:list-item>
                  <text:p text:style-name="P35">Configuration file (php.ini) – asp_tags</text:p>
                </text:list-item>
              </text:list>
            </text:list-item>
            <text:list-item>
              <text:p text:style-name="P33"><text:span text:style-name="T43">Since </text:span><text:span text:style-name="T44">ver</text:span><text:span text:style-name="T43"> 5.</text:span><text:span text:style-name="T44">3</text:span><text:span text:style-name="T43"> parser allow</text:span><text:span text:style-name="T44">s an</text:span><text:span text:style-name="T43"> opening tag </text:span><text:span text:style-name="T44">(minimum of one white space character)</text:span><text:span text:style-name="T43"> by itself</text:span><text:span text:style-name="T44"> in a file.</text:span></text:p>
            </text:list-item>
            <text:list-item>
              <text:p text:style-name="P36">A Close tag at the end of the file is optional.</text:p>
              <text:list>
                <text:list-item>
                  <text:p text:style-name="P36">Helpful so unwanted white space does not occur.</text:p>
                </text:list-item>
              </text:list>
            </text:list-item>
          </text:list>
        </text:list-item>
        <text:list-item>
          <text:p text:style-name="P41">Escaping – Switching the Interpreter on and off.</text:p>
          <text:list>
            <text:list-item>
              <text:p text:style-name="P17"><text:span text:style-name="T37">Embedding – Everything outside of the php tags is</text:span><text:span text:style-name="T45"> </text:span><text:span text:style-name="T37">ignored </text:span><text:span text:style-name="T45">(</text:span><text:span text:style-name="T45">escaped)</text:span><text:span text:style-name="T37">.</text:span></text:p>
            </text:list-item>
            <text:list-item>
              <text:p text:style-name="P18"><text:span text:style-name="T45">Escaped </text:span><text:span text:style-name="T39">content is output.</text:span></text:p>
            </text:list-item>
            <text:list-item>
              <text:p text:style-name="P19"><text:span text:style-name="T40">Escaping large blocks of output is more efficient than using </text:span><text:span text:style-name="T45">a</text:span><text:span text:style-name="T47">n output </text:span><text:span text:style-name="T45">function or command.</text:span></text:p>
              <text:list>
                <text:list-item>
                  <text:p text:style-name="P43">echo</text:p>
                </text:list-item>
                <text:list-item>
                  <text:p text:style-name="P44">print</text:p>
                </text:list-item>
              </text:list>
            </text:list-item>
            <text:list-item>
              <text:p text:style-name="P37">Parsing in this manner allows PHP to be embedded in all sorts of different documents.</text:p>
              <text:list>
                <text:list-item>
                  <text:p text:style-name="P45">HTML</text:p>
                </text:list-item>
                <text:list-item>
                  <text:p text:style-name="P45">XML</text:p>
                </text:list-item>
                <text:list-item>
                  <text:p text:style-name="P45">CSS</text:p>
                </text:list-item>
                <text:list-item>
                  <text:p text:style-name="P45">JS</text:p>
                </text:list-item>
                <text:list-item>
                  <text:p text:style-name="P45">CSV</text:p>
                </text:list-item>
                <text:list-item>
                  <text:p text:style-name="P45">SVG</text:p>
                </text:list-item>
                <text:list-item>
                  <text:p text:style-name="P45">Templates</text:p>
                </text:list-item>
              </text:list>
            </text:list-item>
            <text:list-item>
              <text:p text:style-name="P46">New Lines directly after Closing tags are not output.</text:p>
            </text:list-item>
          </text:list>
        </text:list-item>
        <text:list-item>
          <text:p text:style-name="P42">Instruction Separation – Individual Statements made clear.</text:p>
          <text:list>
            <text:list-item>
              <text:p text:style-name="P48">Separated with semicolon at end of statements.</text:p>
            </text:list-item>
            <text:list-item>
              <text:p text:style-name="P20"><text:span text:style-name="T46">Semicolon is not necessary for the </text:span><text:span text:style-name="T47">last statement of a PHP block.</text:span></text:p>
            </text:list-item>
          </text:list>
        </text:list-item>
        <text:list-item>
          <text:p text:style-name="P42">Comments – Human Readable Annotations.</text:p>
          <text:list>
            <text:list-item>
              <text:p text:style-name="P49">Single-line – Comment to the end of the line or PHP block</text:p>
              <text:list>
                <text:list-item>
                  <text:p text:style-name="P50"><text:span text:style-name="T33">XML style PHP tags (&lt;/script&gt;) do</text:span><text:span text:style-name="T34">n't</text:span><text:span text:style-name="T33"> break out of comments</text:span></text:p>
                </text:list-item>
                <text:list-item>
                  <text:p text:style-name="P50"><text:span text:style-name="T47">//</text:span><text:span text:style-name="T33"> </text:span><text:span text:style-name="T34">– C++ style comments</text:span></text:p>
                </text:list-item>
                <text:list-item>
                  <text:p text:style-name="P50"><text:span text:style-name="T47">#</text:span><text:span text:style-name="T33"> </text:span><text:span text:style-name="T34">– Perl style comments</text:span></text:p>
                </text:list-item>
              </text:list>
            </text:list-item>
            <text:list-item>
              <text:p text:style-name="P19"><text:span text:style-name="T47">Multi line –</text:span><text:span text:style-name="T48"> Comment out large blocks of content</text:span></text:p>
              <text:list>
                <text:list-item>
                  <text:p text:style-name="P16"><text:soft-page-break/><text:span text:style-name="T27">/*</text:span><text:span text:style-name="T20"> </text:span><text:span text:style-name="T48">and </text:span><text:span text:style-name="T26">*/</text:span><text:span text:style-name="T48"> – C style comments</text:span></text:p>
                </text:list-item>
                <text:list-item>
                  <text:p text:style-name="P52">First close comment tag ends the comment, don't nest Multi line comments.</text:p>
                </text:list-item>
              </text:list>
            </text:list-item>
          </text:list>
        </text:list-item>
      </text:list>
      <text:p text:style-name="P7"/>
      <text:h text:style-name="Heading_20_3" text:outline-level="3">Types</text:h>
      <text:h text:style-name="P75" text:outline-level="4">Value distinction.</text:h>
      <text:list xml:id="list152864478" text:continue-list="list4058804552443760085" text:style-name="L1">
        <text:list-item>
          <text:p text:style-name="P53">Scalar – A single unit of data</text:p>
          <text:list>
            <text:list-item>
              <text:p text:style-name="P11"><text:span text:style-name="T8">Boolean – </text:span><text:span text:style-name="T14">Two possible values</text:span></text:p>
              <text:list>
                <text:list-item>
                  <text:p text:style-name="P54"><text:span text:style-name="T49">Use the Keywords </text:span><text:span text:style-name="T9">TRUE</text:span><text:span text:style-name="T8"> or </text:span><text:span text:style-name="T9">FALSE</text:span></text:p>
                </text:list-item>
                <text:list-item>
                  <text:p text:style-name="P55">Keywords are case-insensitive </text:p>
                </text:list-item>
              </text:list>
            </text:list-item>
            <text:list-item>
              <text:p text:style-name="P11"><text:span text:style-name="T8">Integer – A </text:span><text:span text:style-name="T9">Whole Number</text:span><text:span text:style-name="T8">, n</text:span><text:span text:style-name="T15">o</text:span><text:span text:style-name="T8">t a fraction of a number</text:span></text:p>
              <text:list>
                <text:list-item>
                  <text:p text:style-name="P58">Optionally preceded with a sign (-, +)</text:p>
                </text:list-item>
                <text:list-item>
                  <text:p text:style-name="P58">Specified in several bases</text:p>
                  <text:list>
                    <text:list-item>
                      <text:p text:style-name="P58">Binary – Base 2</text:p>
                      <text:list>
                        <text:list-item>
                          <text:p text:style-name="P12"><text:span text:style-name="T50">Specified by preceding with </text:span><text:span text:style-name="T28">0b</text:span></text:p>
                        </text:list-item>
                        <text:list-item>
                          <text:p text:style-name="P38">Available since ver 5.4</text:p>
                        </text:list-item>
                      </text:list>
                    </text:list-item>
                    <text:list-item>
                      <text:p text:style-name="P58">Octal – Base 8</text:p>
                      <text:list>
                        <text:list-item>
                          <text:p text:style-name="P12"><text:span text:style-name="T50">Specified by preceding with </text:span><text:span text:style-name="T28">0</text:span></text:p>
                        </text:list-item>
                      </text:list>
                    </text:list-item>
                    <text:list-item>
                      <text:p text:style-name="P58">Decimal – Base 10</text:p>
                      <text:list>
                        <text:list-item>
                          <text:p text:style-name="P59">Default Base</text:p>
                        </text:list-item>
                      </text:list>
                    </text:list-item>
                    <text:list-item>
                      <text:p text:style-name="P58">Hexadecimal – Base 16</text:p>
                      <text:list>
                        <text:list-item>
                          <text:p text:style-name="P12"><text:span text:style-name="T50">Specified by preceding with </text:span><text:span text:style-name="T28">0x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8">Float – A </text:span><text:span text:style-name="T9">Real Number</text:span><text:span text:style-name="T8">, can contain a decimal</text:span></text:p>
              <text:list>
                <text:list-item>
                  <text:p text:style-name="P59">Specified in three ways</text:p>
                  <text:list>
                    <text:list-item>
                      <text:p text:style-name="P59">1.234</text:p>
                    </text:list-item>
                    <text:list-item>
                      <text:p text:style-name="P59">1.2e3</text:p>
                    </text:list-item>
                    <text:list-item>
                      <text:p text:style-name="P59">7E-10</text:p>
                    </text:list-item>
                  </text:list>
                </text:list-item>
              </text:list>
            </text:list-item>
            <text:list-item>
              <text:p text:style-name="P11"><text:span text:style-name="T8">String – A </text:span><text:span text:style-name="T9">Series of Characters</text:span><text:span text:style-name="T8">, 1 </text:span><text:span text:style-name="T9">Character</text:span><text:span text:style-name="T8"> is 1 bite</text:span></text:p>
              <text:list>
                <text:list-item>
                  <text:p text:style-name="P60">Specified four different ways</text:p>
                  <text:list>
                    <text:list-item>
                      <text:p text:style-name="P60">Single-quote</text:p>
                      <text:list>
                        <text:list-item>
                          <text:p text:style-name="P60">Simplest way to specify a string</text:p>
                        </text:list-item>
                        <text:list-item>
                          <text:p text:style-name="P28"><text:span text:style-name="T51">To specify a single-quote in the string precede (escape) it with a backslash </text:span><text:span text:style-name="T29">\</text:span></text:p>
                        </text:list-item>
                        <text:list-item>
                          <text:p text:style-name="P13"><text:span text:style-name="T35">To specify a backslash precede (escape) it with a backslash </text:span><text:span text:style-name="T29">\</text:span><text:span text:style-name="T30">String</text:span></text:p>
                        </text:list-item>
                      </text:list>
                    </text:list-item>
                    <text:list-item>
                      <text:p text:style-name="P60">Double-quote</text:p>
                      <text:list>
                        <text:list-item>
                          <text:p text:style-name="P60">Interpret more escape sequences than single-quote</text:p>
                          <text:list>
                            <text:list-item>
                              <text:p text:style-name="P51"><text:span text:style-name="T51">\n</text:span><text:span text:style-name="T35"> – Linefeed</text:span></text:p>
                            </text:list-item>
                            <text:list-item>
                              <text:p text:style-name="P51"><text:soft-page-break/><text:span text:style-name="T51">\r</text:span><text:span text:style-name="T35"> – Carriage return</text:span></text:p>
                            </text:list-item>
                            <text:list-item>
                              <text:p text:style-name="P51"><text:span text:style-name="T51">\t</text:span><text:span text:style-name="T35"> – Horizontal tab</text:span></text:p>
                            </text:list-item>
                            <text:list-item>
                              <text:p text:style-name="P51"><text:span text:style-name="T51">\v</text:span><text:span text:style-name="T35"> – Vertical tab</text:span></text:p>
                            </text:list-item>
                            <text:list-item>
                              <text:p text:style-name="P51"><text:span text:style-name="T51">\e</text:span><text:span text:style-name="T35"> – Escape</text:span></text:p>
                            </text:list-item>
                            <text:list-item>
                              <text:p text:style-name="P51"><text:span text:style-name="T51">\f</text:span><text:span text:style-name="T35"> – Form feed</text:span></text:p>
                            </text:list-item>
                            <text:list-item>
                              <text:p text:style-name="P51"><text:span text:style-name="T51">\\</text:span><text:span text:style-name="T35"> – Backslash</text:span></text:p>
                            </text:list-item>
                            <text:list-item>
                              <text:p text:style-name="P51"><text:span text:style-name="T51">\$</text:span><text:span text:style-name="T35"> – Dollar sign</text:span></text:p>
                            </text:list-item>
                            <text:list-item>
                              <text:p text:style-name="P51"><text:span text:style-name="T51">\”</text:span><text:span text:style-name="T35"> – Double-quote</text:span></text:p>
                            </text:list-item>
                          </text:list>
                        </text:list-item>
                        <text:list-item>
                          <text:p text:style-name="P39">Variables will be evaluated and inserted in the string</text:p>
                        </text:list-item>
                      </text:list>
                    </text:list-item>
                    <text:list-item>
                      <text:p text:style-name="P60">Heredoc syntax</text:p>
                      <text:list>
                        <text:list-item>
                          <text:p text:style-name="P14"><text:span text:style-name="T52">Opened</text:span><text:span text:style-name="T51"> with </text:span><text:span text:style-name="T29">&lt;&lt;&lt;</text:span></text:p>
                          <text:list>
                            <text:list-item>
                              <text:p text:style-name="P14"><text:span text:style-name="T36">F</text:span><text:span text:style-name="T35">ollowed by a n</text:span><text:span text:style-name="T36">ame</text:span><text:span text:style-name="T35"> </text:span><text:span text:style-name="T36">(optional enclosed in double-quotes)</text:span></text:p>
                            </text:list-item>
                            <text:list-item>
                              <text:p text:style-name="P14"><text:span text:style-name="T36">With a </text:span><text:span text:style-name="T35">newline </text:span><text:span text:style-name="T36">directly after</text:span></text:p>
                            </text:list-item>
                          </text:list>
                        </text:list-item>
                        <text:list-item>
                          <text:p text:style-name="P40">Closed with the same identifier as it's opened with</text:p>
                          <text:list>
                            <text:list-item>
                              <text:p text:style-name="P40">Must start on the first character of the line</text:p>
                            </text:list-item>
                            <text:list-item>
                              <text:p text:style-name="P40">Must be the only thing on the line, with exception to a semicolon</text:p>
                            </text:list-item>
                            <text:list-item>
                              <text:p text:style-name="P40">Interprets the same set as double-quote, minus the double quote escap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Nowdoc syntax</text:p>
                      <text:list>
                        <text:list-item>
                          <text:p text:style-name="P61">Available since ver 5.3</text:p>
                        </text:list-item>
                        <text:list-item>
                          <text:p text:style-name="P61">Opened with the same identifier as Heredoc</text:p>
                          <text:list>
                            <text:list-item>
                              <text:p text:style-name="P61">However the following name is enclosed in single-quotes</text:p>
                            </text:list-item>
                          </text:list>
                        </text:list-item>
                        <text:list-item>
                          <text:p text:style-name="P61">Closed using the same rules as Heredoc</text:p>
                        </text:list-item>
                      </text:list>
                    </text:list-item>
                  </text:list>
                </text:list-item>
                <text:list-item>
                  <text:p text:style-name="P61"/>
                </text:list-item>
              </text:list>
            </text:list-item>
          </text:list>
        </text:list-item>
        <text:list-item>
          <text:p text:style-name="P58">Compound – Types that store other types</text:p>
          <text:list>
            <text:list-item>
              <text:p text:style-name="P11"><text:span text:style-name="T12">Array – An </text:span><text:span text:style-name="T9">Ordered Map</text:span><text:span text:style-name="T12"> containing </text:span><text:span text:style-name="T9">Key-Value</text:span><text:span text:style-name="T12"> pairs</text:span></text:p>
              <text:list>
                <text:list-item>
                  <text:p text:style-name="P15"><text:span text:style-name="T13">A </text:span><text:span text:style-name="T10">Key</text:span><text:span text:style-name="T13"> can be ether an </text:span><text:span text:style-name="T10">Integer</text:span><text:span text:style-name="T13"> or a </text:span><text:span text:style-name="T10">String</text:span></text:p>
                </text:list-item>
                <text:list-item>
                  <text:p text:style-name="P15"><text:span text:style-name="T13">The </text:span><text:span text:style-name="T10">Value</text:span><text:span text:style-name="T13"> can be any </text:span><text:span text:style-name="T10">Type</text:span></text:p>
                </text:list-item>
              </text:list>
            </text:list-item>
            <text:list-item>
              <text:p text:style-name="P15"><text:span text:style-name="T13">Object – An Instantiated </text:span><text:span text:style-name="T10">Class</text:span></text:p>
              <text:list>
                <text:list-item>
                  <text:p text:style-name="P15"><text:span text:style-name="T13">Class – A definition of a collection of </text:span><text:span text:style-name="T10">variables</text:span><text:span text:style-name="T13"> and </text:span><text:span text:style-name="T10">functions</text:span></text:p>
                </text:list-item>
                <text:list-item>
                  <text:p text:style-name="P56">stdClass</text:p>
                </text:list-item>
                <text:list-item>
                  <text:p text:style-name="P56">Predefined Interfaces</text:p>
                  <text:list>
                    <text:list-item>
                      <text:p text:style-name="P56">Traversable</text:p>
                    </text:list-item>
                    <text:list-item>
                      <text:p text:style-name="P56">Iterator</text:p>
                    </text:list-item>
                    <text:list-item>
                      <text:p text:style-name="P56">IteratorAggregate</text:p>
                    </text:list-item>
                    <text:list-item>
                      <text:p text:style-name="P56">ArrayAccess</text:p>
                    </text:list-item>
                    <text:list-item>
                      <text:p text:style-name="P56">Serializable</text:p>
                    </text:list-item>
                    <text:list-item>
                      <text:p text:style-name="P56">Closure</text:p>
                    </text:list-item>
                  </text:list>
                </text:list-item>
                <text:list-item>
                  <text:p text:style-name="P56"><text:soft-page-break/>Standard PHP Library – SPL - Basic Extension</text:p>
                </text:list-item>
                <text:list-item>
                  <text:p text:style-name="P56">User Defined – An Instantiated User Defined Class</text:p>
                </text:list-item>
              </text:list>
            </text:list-item>
          </text:list>
        </text:list-item>
        <text:list-item>
          <text:p text:style-name="P57">Special – Non Standard</text:p>
          <text:list>
            <text:list-item>
              <text:p text:style-name="P56">Resource</text:p>
            </text:list-item>
            <text:list-item>
              <text:p text:style-name="P11"><text:span text:style-name="T8">NULL – Equivalent to not set or </text:span><text:span text:style-name="T9">void</text:span></text:p>
            </text:list-item>
          </text:list>
        </text:list-item>
        <text:list-item>
          <text:p text:style-name="P56">Documented</text:p>
          <text:list>
            <text:list-item>
              <text:p text:style-name="P56">mixed</text:p>
            </text:list-item>
            <text:list-item>
              <text:p text:style-name="P56">number</text:p>
            </text:list-item>
            <text:list-item>
              <text:p text:style-name="P56">callback</text:p>
            </text:list-item>
            <text:list-item>
              <text:p text:style-name="P56">void</text:p>
            </text:list-item>
            <text:list-item>
              <text:p text:style-name="P56">$...</text:p>
            </text:list-item>
          </text:list>
        </text:list-item>
        <text:list-item>
          <text:p text:style-name="P57">Converting Types</text:p>
        </text:list-item>
      </text:list>
      <text:p text:style-name="P4"/>
      <text:h text:style-name="Heading_20_3" text:outline-level="3">Variable</text:h>
      <text:h text:style-name="Heading_20_4" text:outline-level="4"><text:span text:style-name="T56">A </text:span><text:span text:style-name="T54">place to store values </text:span><text:span text:style-name="T57">(read-write).</text:span></text:h>
      <text:list xml:id="list57143908" text:continue-numbering="true" text:style-name="L1">
        <text:list-item>
          <text:p text:style-name="P62">Declaration – Defining the variable prior to first use (not required in PHP)</text:p>
        </text:list-item>
        <text:list-item>
          <text:p text:style-name="P62">Typing – Specifying a type for the variable (not done in PHP)</text:p>
        </text:list-item>
        <text:list-item>
          <text:p text:style-name="P29"><text:span text:style-name="T16">Scope – The </text:span><text:span text:style-name="T18">context</text:span><text:span text:style-name="T16"> which the variable can be accessed</text:span></text:p>
          <text:list>
            <text:list-item>
              <text:p text:style-name="P29"><text:span text:style-name="T16">Global</text:span><text:span text:style-name="T18"> – Within a code block the </text:span><text:span text:style-name="T11">global</text:span><text:span text:style-name="T18"> keyword will allow access to global variables</text:span></text:p>
            </text:list-item>
            <text:list-item>
              <text:p text:style-name="P29"><text:span text:style-name="T18">Static</text:span><text:span text:style-name="T16"> – Only visible within its own code block</text:span></text:p>
            </text:list-item>
          </text:list>
        </text:list-item>
        <text:list-item>
          <text:p text:style-name="P63">Signifier – Variables are preceded with a '$'</text:p>
        </text:list-item>
        <text:list-item>
          <text:p text:style-name="P63">Name – The name of the variable can contain underscore, letters, and numbers</text:p>
          <text:list>
            <text:list-item>
              <text:p text:style-name="P63">The first character can be an underscore or a letter</text:p>
            </text:list-item>
            <text:list-item>
              <text:p text:style-name="P63">Variable names are case-sensitive</text:p>
            </text:list-item>
          </text:list>
        </text:list-item>
        <text:list-item>
          <text:p text:style-name="P63">Predefined Variables – Populated by the system environment and active code</text:p>
          <text:list>
            <text:list-item>
              <text:p text:style-name="P30"><text:span text:style-name="T17">Superglobals – Arrays containing environmental values </text:span><text:span text:style-name="T18">available in all scopes</text:span></text:p>
              <text:list>
                <text:list-item>
                  <text:p text:style-name="P64">$GLOBALS – All variables within the global scope</text:p>
                </text:list-item>
                <text:list-item>
                  <text:p text:style-name="P65">$_SERVER – Execution environment values</text:p>
                </text:list-item>
                <text:list-item>
                  <text:p text:style-name="P65">$_GET – HTTP GET variables</text:p>
                </text:list-item>
                <text:list-item>
                  <text:p text:style-name="P65">$_POST – HTTP POST variables</text:p>
                </text:list-item>
                <text:list-item>
                  <text:p text:style-name="P65">$_COOKIE – HTTP Cookie variables</text:p>
                </text:list-item>
                <text:list-item>
                  <text:p text:style-name="P30"><text:span text:style-name="T17">$_REQUEST – </text:span><text:span text:style-name="T17">HTTP GET, POST, and COOKIE variables</text:span></text:p>
                </text:list-item>
                <text:list-item>
                  <text:p text:style-name="P65">$_FILES – HTTP File Upload variables </text:p>
                </text:list-item>
                <text:list-item>
                  <text:p text:style-name="P65">$_SESSION – Session variables</text:p>
                </text:list-item>
                <text:list-item>
                  <text:p text:style-name="P65">$_ENV – Environment variables</text:p>
                </text:list-item>
              </text:list>
            </text:list-item>
            <text:list-item>
              <text:p text:style-name="P65"><text:soft-page-break/>$php_errormsg – Last error message</text:p>
            </text:list-item>
            <text:list-item>
              <text:p text:style-name="P65">$argc – Number of arguments passed to the script</text:p>
            </text:list-item>
            <text:list-item>
              <text:p text:style-name="P65">$argv – Array of arguments passed to the script</text:p>
            </text:list-item>
          </text:list>
        </text:list-item>
        <text:list-item>
          <text:p text:style-name="P66">Variable variables – Calling for the contents a variable with the variables name</text:p>
        </text:list-item>
      </text:list>
      <text:p text:style-name="Text_20_body"/>
      <text:h text:style-name="Heading_20_3" text:outline-level="3">Constants</text:h>
      <text:h text:style-name="Heading_20_4" text:outline-level="4"><text:span text:style-name="T56">A </text:span><text:span text:style-name="T54">place to store a value </text:span><text:span text:style-name="T57">(read-only).</text:span></text:h>
      <text:list xml:id="list665411977" text:continue-numbering="true" text:style-name="L1">
        <text:list-item>
          <text:p text:style-name="P63">Declaration – Defining the constant for use later</text:p>
        </text:list-item>
        <text:list-item>
          <text:p text:style-name="P66">Values – Scalar data is allowed</text:p>
        </text:list-item>
        <text:list-item>
          <text:p text:style-name="P66">Magic Constants</text:p>
          <text:list>
            <text:list-item>
              <text:p text:style-name="P66">__LINE__ – Current line number in the file </text:p>
            </text:list-item>
            <text:list-item>
              <text:p text:style-name="P66">__FILE__ – Full path and filename of the file </text:p>
            </text:list-item>
            <text:list-item>
              <text:p text:style-name="P66">__DIR__ – Path of the file </text:p>
            </text:list-item>
            <text:list-item>
              <text:p text:style-name="P66">__FUNCTION__ – Name of current function <text:s/></text:p>
            </text:list-item>
            <text:list-item>
              <text:p text:style-name="P66">__CLASS__ – Name of current class</text:p>
            </text:list-item>
            <text:list-item>
              <text:p text:style-name="P66">__TRAIT__ – Name of current trait</text:p>
            </text:list-item>
            <text:list-item>
              <text:p text:style-name="P66">__METHOD__ – Name of current method</text:p>
            </text:list-item>
            <text:list-item>
              <text:p text:style-name="P66">__NAMESPACE__ – Name of current namespace</text:p>
            </text:list-item>
          </text:list>
        </text:list-item>
      </text:list>
      <text:p text:style-name="P1"/>
      <text:h text:style-name="Heading_20_3" text:outline-level="3">Expressions</text:h>
      <text:h text:style-name="Heading_20_4" text:outline-level="4"><text:span text:style-name="T56">A </text:span><text:span text:style-name="T54">place to get a value.</text:span></text:h>
      <text:list xml:id="list2454816059254386764" text:style-name="L4">
        <text:list-item>
          <text:p text:style-name="P24"/>
        </text:list-item>
      </text:list>
      <text:p text:style-name="P7"/>
      <text:h text:style-name="Heading_20_3" text:outline-level="3">Operators</text:h>
      <text:h text:style-name="Heading_20_4" text:outline-level="4"><text:span text:style-name="T56">A </text:span><text:span text:style-name="T54">value from one or more other values.</text:span></text:h>
      <text:list xml:id="list2871262386090827640" text:style-name="L5">
        <text:list-item>
          <text:p text:style-name="P25"/>
        </text:list-item>
      </text:list>
      <text:p text:style-name="P5"/>
      <text:h text:style-name="Heading_20_3" text:outline-level="3">Control Structures</text:h>
      <text:h text:style-name="Heading_20_4" text:outline-level="4"><text:span text:style-name="T55">Manipulate</text:span><text:span text:style-name="T58"> programs direction of flow.</text:span></text:h>
      <text:list xml:id="list6916952076756730202" text:style-name="L6">
        <text:list-item>
          <text:p text:style-name="P47">Advanced escaping using conditionals</text:p>
        </text:list-item>
        <text:list-item>
          <text:p text:style-name="P47"/>
        </text:list-item>
      </text:list>
      <text:p text:style-name="P1"><text:soft-page-break/></text:p>
      <text:h text:style-name="Heading_20_3" text:outline-level="3">Functions</text:h>
      <text:h text:style-name="Heading_20_4" text:outline-level="4"><text:span text:style-name="T56">A </text:span><text:span text:style-name="T57">callable </text:span><text:span text:style-name="T59">routine </text:span><text:span text:style-name="T57">that can take values and return values.</text:span></text:h>
      <text:list xml:id="list3111474576355312732" text:style-name="L7">
        <text:list-item>
          <text:p text:style-name="P26"/>
        </text:list-item>
      </text:list>
      <text:p text:style-name="P6"/>
      <text:h text:style-name="Heading_20_3" text:outline-level="3"><text:span text:style-name="T6">Language</text:span><text:span text:style-name="T3"> Specific</text:span><text:span text:style-name="T6"> (</text:span><text:span text:style-name="T3">PHP</text:span><text:span text:style-name="T6">)</text:span></text:h>
      <text:h text:style-name="Heading_20_4" text:outline-level="4"><text:span text:style-name="T56">W</text:span><text:span text:style-name="T57">hat make PHP, PHP.</text:span></text:h>
      <text:list xml:id="list8758088677524006176" text:style-name="L8">
        <text:list-item>
          <text:p text:style-name="P67"/>
        </text:list-item>
      </text:list>
      <text:p text:style-name="P2"/>
      <text:p text:style-name="P2">http://www.php.net/manual/en/</text:p>
      <text:p text:style-name="P2">http://www.php.net/manual/en/language.expressions.php</text:p>
      <text:p text:style-name="P2">http://en.wikiversity.org/wiki/Introduction_to_Computer_Scienc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3" svg:font-family="'Lohit Hindi'"/>
    <style:font-face style:name="OpenSymbol" svg:font-family="OpenSymbol"/>
    <style:font-face style:name="Lohit Hindi" svg:font-family="'Lohit Hindi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ohit Hindi4" svg:font-family="'Lohit Hindi'" style:font-family-generic="modern" style:font-pitch="fixed"/>
    <style:font-face style:name="Lohit Hindi1" svg:font-family="'Lohit Hindi'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2" style:font-size-complex="12pt" style:text-emphasize="none"/>
    </style:style>
    <style:style style:name="Heading_20_1" style:display-name="Heading 1" style:family="paragraph" style:parent-style-name="Default" style:next-style-name="Text_20_body" style:default-outline-level="1" style:list-style-name="" style:class="text">
      <style:paragraph-properties fo:margin-left="0in" fo:margin-right="0in" fo:margin-top="0.2937in" fo:margin-bottom="0.1472in" style:contextual-spacing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24pt" fo:text-shadow="none" style:text-underline-style="none" fo:font-weight="bold" style:letter-kerning="true" style:font-name-asian="Tahoma" style:font-size-asian="24pt" style:font-weight-asian="bold" style:font-name-complex="Arial2" style:font-size-complex="12pt" style:text-emphasize="non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ohit Hindi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roid Sans Fallback1" style:font-size-asian="10pt" style:font-name-complex="Lohit Hindi4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Likins</meta:initial-creator>
    <meta:creation-date>2013-04-29T23:29:55</meta:creation-date>
    <meta:generator>LibreOffice/4.0.2.2$Linux_x86 LibreOffice_project/400m0$Build-2</meta:generator>
    <dc:date>2013-05-04T02:31:55</dc:date>
    <dc:creator>Sam Likins</dc:creator>
    <meta:editing-duration>PT7H56M27S</meta:editing-duration>
    <meta:editing-cycles>12</meta:editing-cycles>
    <meta:document-statistic meta:table-count="0" meta:image-count="0" meta:object-count="0" meta:page-count="7" meta:paragraph-count="204" meta:word-count="1222" meta:character-count="6846" meta:non-whitespace-character-count="5911"/>
  </office:meta>
</office:document-meta>
</file>